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Arial" fo:font-size="12pt" fo:letter-spacing="normal" fo:font-style="normal" fo:font-weight="normal"/>
    </style:style>
    <style:style style:name="P2" style:family="paragraph" style:parent-style-name="Text_20_body" style:list-style-name="L1">
      <style:paragraph-properties fo:orphans="2" fo:widows="2"/>
    </style:style>
    <style:style style:name="P3" style:family="paragraph" style:parent-style-name="Text_20_body">
      <style:paragraph-properties fo:margin-left="0in" fo:margin-right="0in" fo:orphans="2" fo:widows="2" fo:text-indent="0in" style:auto-text-indent="false"/>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5" style:family="paragraph" style:parent-style-name="Text_20_body" style:list-style-name="L1">
      <style:paragraph-properties fo:margin-top="0in" fo:margin-bottom="0in" loext:contextual-spacing="false" fo:orphans="2" fo:widows="2"/>
    </style:style>
    <style:style style:name="P6" style:family="paragraph" style:parent-style-name="Heading_20_1">
      <style:text-properties fo:font-variant="normal" fo:text-transform="none" fo:color="#000000" style:font-name="Arial" fo:letter-spacing="normal" fo:font-style="normal"/>
    </style:style>
    <style:style style:name="P7" style:family="paragraph" style:parent-style-name="Heading_20_2">
      <style:paragraph-properties fo:margin-left="0.0102in" fo:margin-right="0.0102in" fo:margin-top="0.0102in" fo:margin-bottom="0.0102in" loext:contextual-spacing="false" fo:orphans="2" fo:widows="2" fo:text-indent="0in" style:auto-text-indent="false"/>
      <style:text-properties fo:font-variant="normal" fo:text-transform="none" fo:color="#000000" style:font-name="Arial" fo:letter-spacing="normal" fo:font-style="normal" fo:font-weight="bold"/>
    </style:style>
    <style:style style:name="P8" style:family="paragraph" style:parent-style-name="Heading_20_3" style:list-style-name="L1">
      <style:paragraph-properties fo:margin-left="0.0102in" fo:margin-right="0.0102in" fo:margin-top="0.0102in" fo:margin-bottom="0.0102in" loext:contextual-spacing="false" fo:orphans="2" fo:widows="2" fo:text-indent="0in" style:auto-text-indent="false"/>
      <style:text-properties fo:font-variant="normal" fo:text-transform="none" fo:color="#000000" style:font-name="Arial" fo:font-size="12pt" fo:letter-spacing="normal" fo:font-style="normal" fo:font-weight="bold"/>
    </style:style>
    <style:style style:name="T1" style:family="text">
      <style:text-properties fo:font-variant="normal" fo:text-transform="none" fo:color="#000000" style:font-name="Arial" fo:font-size="12pt" fo:letter-spacing="normal" fo:font-style="normal" fo:font-weight="normal"/>
    </style:style>
    <style:style style:name="T2" style:family="text">
      <style:text-properties fo:font-variant="normal" fo:text-transform="none" fo:color="#800080" style:font-name="Arial" fo:font-size="12pt" fo:letter-spacing="normal" fo:font-style="normal" fo:font-weight="normal" fo:background-color="#ffffff" loext:char-shading-value="0"/>
    </style:style>
    <style:style style:name="T3" style:family="text">
      <style:text-properties fo:font-variant="normal" fo:text-transform="none" fo:color="#800080" style:font-name="Arial" fo:font-size="12pt" fo:letter-spacing="normal" fo:font-style="normal" fo:font-weight="normal" fo:background-color="transparent" loext:char-shading-value="0"/>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How to Make / Create a Website: Beginner's A-Z Guide (2020 Edition)</text:h>
      <text:p text:style-name="P3"><text:span text:style-name="T1">by Christopher Heng, </text:span><text:a xlink:type="simple" xlink:href="https://www.thesitewizard.com/" office:target-frame-name="_top" xlink:show="replace" text:style-name="Internet_20_link" text:visited-style-name="Visited_20_Internet_20_Link"><text:span text:style-name="T2">thesitewizard.com</text:span></text:a></text:p>
      <text:p text:style-name="P4">This tutorial shows you how to make or create a website. It is intended for the beginner and layperson, taking you step by step through the whole process from the very beginning. It makes very few assumptions about what you know (other than the fact that you know how to surf the Internet, since you're already reading this article on the Internet). As some steps are more involved, this guide also links to selected relevant articles on thesitewizard.com that you will need to click through to read for more information.</text:p>
      <text:h text:style-name="P7" text:outline-level="2">The Essential Step-by-Step Guide to Making Your Own Website</text:h>
      <text:list xml:id="list1564330165" text:style-name="L1">
        <text:list-item>
          <text:list>
            <text:list-item>
              <text:list>
                <text:list-item>
                  <text:h text:style-name="P8" text:outline-level="3">Get Your Domain Name</text:h>
                </text:list-item>
              </text:list>
            </text:list-item>
          </text:list>
          <text:p text:style-name="P1">The first thing you need to do before anything else is to get yourself a domain name. This is the name you want to give to your website. For example, the domain name of the website you're reading is "thesitewizard.com". To get a domain, you have to pay an annual fee to a registrar for the right to use that name. Obtaining a domain does not get you a website or anything like that. It's just a name. It's like registering a business name in the brick-and-mortar world; getting a company name does not magically grant you the shop premises to go with it.</text:p>
          <text:list text:continue-numbering="true">
            <text:list-item>
              <text:p text:style-name="P2"><text:span text:style-name="T1">You can find a detailed step-by-step guide to getting a domain name, and the things you need before registering, in </text:span><text:a xlink:type="simple" xlink:href="https://www.thesitewizard.com/archive/registerdomain.shtml" office:target-frame-name="_top" xlink:show="replace" text:style-name="Internet_20_link" text:visited-style-name="Visited_20_Internet_20_Link"><text:span text:style-name="T3">How to Register a Domain Name</text:span></text:a><text:span text:style-name="T1">.</text:span></text:p>
            </text:list-item>
            <text:list-item>
              <text:p text:style-name="P2"><text:span text:style-name="T1">If you haven't already decided on a domain name to buy, you may want to take a look at some </text:span><text:a xlink:type="simple" xlink:href="https://www.thesitewizard.com/archive/domainname.shtml" office:target-frame-name="_top" xlink:show="replace" text:style-name="Internet_20_link" text:visited-style-name="Visited_20_Internet_20_Link"><text:span text:style-name="T3">Tips on Choosing a Good Domain Name</text:span></text:a><text:span text:style-name="T1">. For those who find that their preferred domain is already taken, read </text:span><text:a xlink:type="simple" xlink:href="https://www.thesitewizard.com/domain/temporary-domain-name.shtml" office:target-frame-name="_top" xlink:show="replace" text:style-name="Internet_20_link" text:visited-style-name="Visited_20_Internet_20_Link"><text:span text:style-name="T3">Should I Use a Temporary Domain Name Till My Preferred Domain Becomes Available?</text:span></text:a><text:span text:style-name="T1"> so that you don't unnecessarily add obstaces to your own path.</text:span></text:p>
            </text:list-item>
            <text:list-item>
              <text:p text:style-name="P2"><text:span text:style-name="T1">It may also be wise to take a look at some of the </text:span><text:a xlink:type="simple" xlink:href="https://www.thesitewizard.com/gettingstarted/precautions-to-take-when-buying-domain-names.shtml" office:target-frame-name="_top" xlink:show="replace" text:style-name="Internet_20_link" text:visited-style-name="Visited_20_Internet_20_Link"><text:span text:style-name="T3">Important Precautions to Take When Buying a Domain Name</text:span></text:a><text:span text:style-name="T1">, just so that you don't commit the same mistakes that some newcomers make.</text:span></text:p>
            </text:list-item>
            <text:list-item>
              <text:p text:style-name="P2"><text:span text:style-name="T1">If you are tempted to skip this step altogether, read </text:span><text:a xlink:type="simple" xlink:href="https://www.thesitewizard.com/domain/website-without-domain-name.shtml" office:target-frame-name="_top" xlink:show="replace" text:style-name="Internet_20_link" text:visited-style-name="Visited_20_Internet_20_Link"><text:span text:style-name="T3">Is it Possible to Create a Website Without Buying a Domain Name?</text:span></text:a></text:p>
            </text:list-item>
          </text:list>
          <text:p text:style-name="P2"><text:span text:style-name="T1">Those who have more questions about domains may want to take a look at my list of </text:span><text:a xlink:type="simple" xlink:href="https://www.thesitewizard.com/domain/index.shtml" office:target-frame-name="_top" xlink:show="replace" text:style-name="Internet_20_link" text:visited-style-name="Visited_20_Internet_20_Link"><text:span text:style-name="T3">frequently asked questions on domain names</text:span></text:a><text:span text:style-name="T1">.</text:span></text:p>
          <text:list>
            <text:list-item>
              <text:list>
                <text:list-item>
                  <text:h text:style-name="P8" text:outline-level="3">Choose a Web Host and Sign Up for an Account</text:h>
                </text:list-item>
              </text:list>
            </text:list-item>
          </text:list>
          <text:p text:style-name="P1">A web host is basically a company that has many computers connected to the Internet. When you place your web pages on their computers, everyone in the world will be able to connect to it and view them. You will need to sign up for an account with a web host so that your website has a home. If getting a domain name is <text:soft-page-break/>analogous to getting a business name in the brick-and-mortar world, getting a web hosting account is comparable to renting office or shop premises for your business.</text:p>
          <text:list text:continue-numbering="true">
            <text:list-item>
              <text:p text:style-name="P2"><text:span text:style-name="T1">There are many issues involved in selecting a good web host. Read up on the things you need to look for in the article </text:span><text:a xlink:type="simple" xlink:href="https://www.thesitewizard.com/archive/findhost.shtml" office:target-frame-name="_top" xlink:show="replace" text:style-name="Internet_20_link" text:visited-style-name="Visited_20_Internet_20_Link"><text:span text:style-name="T3">How to Choose a Web Host</text:span></text:a><text:span text:style-name="T1">.</text:span></text:p>
              <text:p text:style-name="P2"><text:span text:style-name="T1">One factor that may influence your choice is the decision on whether to </text:span><text:a xlink:type="simple" xlink:href="https://www.thesitewizard.com/general/move-website-to-ssl.shtml" office:target-frame-name="_top" xlink:show="replace" text:style-name="Internet_20_link" text:visited-style-name="Visited_20_Internet_20_Link"><text:span text:style-name="T3">use SSL for your website</text:span></text:a><text:span text:style-name="T1">. A site that uses SSL will have a web address starting with "https://" instead of "http://". In ancient times, webmasters typically only bothered to use it if they were selling goods and services and needed to collect credit card numbers, or if they had some sort of facility that required their visitors to log in with a password.</text:span></text:p>
              <text:p text:style-name="P2"><text:span text:style-name="T1">Nowadays, however, the whole of the Internet is slowly moving to a state where everything has SSL. As such, it is a good idea for new websites to use it from the very outset. This will allow you to avoid the hassle and risk involved in </text:span><text:a xlink:type="simple" xlink:href="https://www.thesitewizard.com/general/move-website-to-ssl.shtml" office:target-frame-name="_top" xlink:show="replace" text:style-name="Internet_20_link" text:visited-style-name="Visited_20_Internet_20_Link"><text:span text:style-name="T3">moving an existing website from HTTP to HTTPS</text:span></text:a><text:span text:style-name="T1">, which you may find yourself doing in the future if you don't get it done at the beginning. For more information, please read the first few sections of </text:span><text:a xlink:type="simple" xlink:href="https://www.thesitewizard.com/general/move-website-to-ssl.shtml" office:target-frame-name="_top" xlink:show="replace" text:style-name="Internet_20_link" text:visited-style-name="Visited_20_Internet_20_Link"><text:span text:style-name="T3">that article</text:span></text:a><text:span text:style-name="T1">, namely those explaining what SSL is (in greater detail), and the advantages and disadvantages of it.</text:span></text:p>
              <text:p text:style-name="P2"><text:span text:style-name="T1">In general, as far as I know, all </text:span><text:a xlink:type="simple" xlink:href="https://www.thefreecountry.com/webhosting/budget1.shtml" office:target-frame-name="_top" xlink:show="replace" text:style-name="Internet_20_link" text:visited-style-name="Visited_20_Internet_20_Link"><text:span text:style-name="T3">commercial web hosts</text:span></text:a><text:span text:style-name="T1"> let you install SSL certificates for your site. The price varies, though, from company to company. Some give you a certificate for free. Others will install a free certificate for a one time charge. Some require you to buy a commercial certificate (which has a recurring charge). You may want to factor this when comparing the prices of the different web hosts.</text:span></text:p>
            </text:list-item>
            <text:list-item>
              <text:p text:style-name="P2"><text:span text:style-name="T1">When you have an idea of what to look for, go to the </text:span><text:a xlink:type="simple" xlink:href="https://www.thefreecountry.com/webhosting/budget1.shtml" office:target-frame-name="_top" xlink:show="replace" text:style-name="Internet_20_link" text:visited-style-name="Visited_20_Internet_20_Link"><text:span text:style-name="T3">Budget Web Hosting</text:span></text:a><text:span text:style-name="T1"> page to look for a web host.</text:span></text:p>
            </text:list-item>
          </text:list>
          <text:p text:style-name="P2"><text:span text:style-name="T1">After you sign up for a web hosting account, you will need to point your domain name to that location. Information on how to do this can be found in the guide </text:span><text:a xlink:type="simple" xlink:href="https://www.thesitewizard.com/domain/point-domain-name-website.shtml" office:target-frame-name="_top" xlink:show="replace" text:style-name="Internet_20_link" text:visited-style-name="Visited_20_Internet_20_Link"><text:span text:style-name="T3">How to Point a Domain Name to Your Website (Or What to Do After Buying Your Domain Name)</text:span></text:a><text:span text:style-name="T1">.</text:span></text:p>
          <text:list>
            <text:list-item>
              <text:list>
                <text:list-item>
                  <text:h text:style-name="P8" text:outline-level="3">Designing your Web Pages</text:h>
                </text:list-item>
              </text:list>
            </text:list-item>
          </text:list>
          <text:p text:style-name="P1">Once you have settled your domain name and web host, the next step is to design the web site itself. In this article, I will assume that you will be doing this yourself. If you are hiring a web designer to do it for you, you can probably skip this step, since that person will handle it on your behalf.</text:p>
          <text:list text:continue-numbering="true">
            <text:list-item>
              <text:p text:style-name="P1">Although there are many considerations in web design, as a beginner, your first step is to actually get something out onto the web. The fine-tuning can come after you've figured out how to publish a basic web page. One way is to use a WYSIWYG ("What You See Is What You Get") web editor to do it. Such editors allow you to design your site visually, without having to deal with the technical details. They work just like a normal wordprocessor.</text:p>
              <text:p text:style-name="P2"><text:soft-page-break/><text:span text:style-name="T1">There are a number of free and commercial web editors available. If you use Windows, one of the best around is Microsoft Expression Web. This is a formerly-commercial program that Microsoft now distributes for free, presumably because they no longer want to be in the web editor business. It is fully-featured and very polished (as befits software that was once sold in shops) with facilities that both new and experienced webmasters find useful. You can find a guide on how to use this program from my </text:span><text:a xlink:type="simple" xlink:href="https://www.thesitewizard.com/expression-web/expression-web-4-tutorial-1.shtml" office:target-frame-name="_top" xlink:show="replace" text:style-name="Internet_20_link" text:visited-style-name="Visited_20_Internet_20_Link"><text:span text:style-name="T3">Expression Web Tutorial</text:span></text:a><text:span text:style-name="T1">. The latter takes you through the process of designing a fully functional multi-page website that is mobile-friendly (that is, your site will work well on both desktop/laptop computers and the smaller screens of mobile devices like smartphones and tablets). Instructions on how to get the editor can also be found in that tutorial.</text:span></text:p>
              <text:p text:style-name="P2"><text:span text:style-name="T1">Other free editors around include BlueGriffon, an open source editor for Windows, Mac OS X and Linux. A guide for how to use it to design a complete mobile-friendly website can be found in the </text:span><text:a xlink:type="simple" xlink:href="https://www.thesitewizard.com/bluegriffon/bluegriffon-2-tutorial-1.shtml" office:target-frame-name="_top" xlink:show="replace" text:style-name="Internet_20_link" text:visited-style-name="Visited_20_Internet_20_Link"><text:span text:style-name="T3">BlueGriffon tutorial</text:span></text:a><text:span text:style-name="T1">.</text:span></text:p>
              <text:p text:style-name="P2"><text:span text:style-name="T1">For those who prefer to use a commercial program, thesitewizard.com has numerous online tutorials for a web editor called Dreamweaver, a program with features on par with that of Expression Web. The </text:span><text:a xlink:type="simple" xlink:href="https://www.thesitewizard.com/dreamweaver/dreamweaver-cs6-tutorial-1.shtml" office:target-frame-name="_top" xlink:show="replace" text:style-name="Internet_20_link" text:visited-style-name="Visited_20_Internet_20_Link"><text:span text:style-name="T3">Dreamweaver Tutorial</text:span></text:a><text:span text:style-name="T1"> takes you through all the steps needed to design a complete website, in addition to providing you with the theoretical and practical foundations that will help you create and maintain that site.</text:span></text:p>
              <text:p text:style-name="P2"><text:span text:style-name="T1">If you prefer not to use any of the above, you can find </text:span><text:a xlink:type="simple" xlink:href="https://www.thesitewizard.com/topics/web-editors.shtml" office:target-frame-name="_top" xlink:show="replace" text:style-name="Internet_20_link" text:visited-style-name="Visited_20_Internet_20_Link"><text:span text:style-name="T3">tutorials for other WYSIWYG web editors here</text:span></text:a><text:span text:style-name="T1">, including one for </text:span><text:a xlink:type="simple" xlink:href="https://www.thesitewizard.com/gettingstarted/kompozer-tutorial-1.shtml" office:target-frame-name="_top" xlink:show="replace" text:style-name="Internet_20_link" text:visited-style-name="Visited_20_Internet_20_Link"><text:span text:style-name="T3">KompoZer</text:span></text:a><text:span text:style-name="T1">, another free (though fairly outdated) web editor. And if none of them suits your taste, there are also numerous other programs listed on thefreecountry.com's </text:span><text:a xlink:type="simple" xlink:href="https://www.thefreecountry.com/webmaster/htmleditors.shtml" office:target-frame-name="_top" xlink:show="replace" text:style-name="Internet_20_link" text:visited-style-name="Visited_20_Internet_20_Link"><text:span text:style-name="T3">Free HTML Editors and WYSIWYG Web Editors</text:span></text:a><text:span text:style-name="T1"> page.</text:span></text:p>
              <text:p text:style-name="P2"><text:span text:style-name="T1">Those thinking of blogging (ie, creating a type of website where you post articles from an online interface) should read </text:span><text:a xlink:type="simple" xlink:href="https://www.thesitewizard.com/blogging/how-to-create-a-blog.shtml" office:target-frame-name="_top" xlink:show="replace" text:style-name="Internet_20_link" text:visited-style-name="Visited_20_Internet_20_Link"><text:span text:style-name="T3">How to Create a Blog</text:span></text:a><text:span text:style-name="T1"> for information on which software to use.</text:span></text:p>
            </text:list-item>
            <text:list-item>
              <text:p text:style-name="P2"><text:span text:style-name="T1">As you design your website, you may want to read the article </text:span><text:a xlink:type="simple" xlink:href="https://www.thesitewizard.com/webdesign/usabilitysearchengine.shtml" office:target-frame-name="_top" xlink:show="replace" text:style-name="Internet_20_link" text:visited-style-name="Visited_20_Internet_20_Link"><text:span text:style-name="T3">Appearance, Usability and Search Engine Visibility in Web Design</text:span></text:a><text:span text:style-name="T1">. It takes a brief look at some of the real world issues that every web designer must deal with.</text:span></text:p>
            </text:list-item>
            <text:list-item>
              <text:p text:style-name="P2"><text:span text:style-name="T1">An integral part of web design is search engine readiness. Search engine promotion does not start after the web site is made. It starts at the web design stage. The article </text:span><text:a xlink:type="simple" xlink:href="https://www.thesitewizard.com/sitepromotion/search-engine-friendly.shtml" text:style-name="Internet_20_link" text:visited-style-name="Visited_20_Internet_20_Link"><text:span text:style-name="T3">6 Tips on How to Create a Search Engine Friendly Website</text:span></text:a><text:span text:style-name="T1"> is a must-read. Moreover, </text:span><text:a xlink:type="simple" xlink:href="https://www.thesitewizard.com/archive/google.shtml" office:target-frame-name="_top" xlink:show="replace" text:style-name="Internet_20_link" text:visited-style-name="Visited_20_Internet_20_Link"><text:span text:style-name="T3">How to Improve Your Search Engine Ranking on Google</text:span></text:a><text:span text:style-name="T1"> is also important for the simple reason that Google is the most popular search engine around, at least at the time this page was written.</text:span></text:p>
            </text:list-item>
            <text:list-item>
              <text:p text:style-name="P2"><text:span text:style-name="T1">There are many other issues regarding the design of web pages. The above will get you started. However, if you have the time after you get something </text:span><text:soft-page-break/><text:span text:style-name="T1">out onto the web, you may want to read my other articles on </text:span><text:a xlink:type="simple" xlink:href="https://www.thesitewizard.com/webdesign/index.shtml" office:target-frame-name="_top" xlink:show="replace" text:style-name="Internet_20_link" text:visited-style-name="Visited_20_Internet_20_Link"><text:span text:style-name="T3">Web Design</text:span></text:a><text:span text:style-name="T1"> and </text:span><text:a xlink:type="simple" xlink:href="https://www.thesitewizard.com/sitepromotion/index.shtml" office:target-frame-name="_top" xlink:show="replace" text:style-name="Internet_20_link" text:visited-style-name="Visited_20_Internet_20_Link"><text:span text:style-name="T3">Website Promotion and Search Engine Ranking</text:span></text:a><text:span text:style-name="T1">.</text:span></text:p>
              <text:list>
                <text:list-item>
                  <text:h text:style-name="P8" text:outline-level="3">Testing Your Website</text:h>
                </text:list-item>
              </text:list>
            </text:list-item>
          </text:list>
          <text:p text:style-name="P1">Although I list this step separately, it should be done throughout your web design cycle. I put it here to give it a little more prominence, since too few new webmasters actually perform it adequately.</text:p>
          <text:p text:style-name="P1">You will need to test your web pages as you design them in the major web browsers. These days, this means checking your site in Chrome or any of its derivatives, Firefox, as well as your mobile phone. The newest version of Microsoft Edge, released on 15 January 2020, also qualifies as a Chrome derivative, so if you have that, you can use it instead of installing Chrome. The desktop browsers (Firefox, Chrome and Edge) are all available free of charge.</text:p>
          <text:p text:style-name="P1">Note that different brands of mobile phones do not actually have the same browser. Alas, unlike the desktop browsers, phones aren't normally free. As such, just test your site with whatever phone you happen to have. That said, if you have access to both an iPhone as well as an Android, check your site with both.</text:p>
          <text:p text:style-name="P2"><text:span text:style-name="T1">For those who have the time, you may also want to test using Internet Explorer 11, which is still in use by some people (such as those using Windows 8.1 and earlier). For those who don't have the required Windows version (for example, because you use a Mac or a later version of Windows), you can get a piece of software called a </text:span><text:a xlink:type="simple" xlink:href="https://www.thefreecountry.com/emulators/pc.shtml" office:target-frame-name="_top" xlink:show="replace" text:style-name="Internet_20_link" text:visited-style-name="Visited_20_Internet_20_Link"><text:span text:style-name="T3">virtual machine</text:span></text:a><text:span text:style-name="T1">, which mimics a completely separate computer running within your real computer. Microsoft provides packages containing both the required Windows version and different versions of Internet Explorer and Microsoft Edge, free of charge, which you can run in your virtual machine to test your site. If you are interested in doing this, read in the article </text:span><text:a xlink:type="simple" xlink:href="https://www.thesitewizard.com/webdesign/multiplebrowsers.shtml" office:target-frame-name="_top" xlink:show="replace" text:style-name="Internet_20_link" text:visited-style-name="Visited_20_Internet_20_Link"><text:span text:style-name="T3">How to Check Your Website with Multiple Browsers on a Single Machine</text:span></text:a><text:span text:style-name="T1"> for more details.</text:span></text:p>
          <text:p text:style-name="P2"><text:span text:style-name="T1">If you want to improve the chances that your website will work in future versions of all web browsers, consider </text:span><text:a xlink:type="simple" xlink:href="https://www.thesitewizard.com/webdesign/htmlvalidation.shtml" office:target-frame-name="_top" xlink:show="replace" text:style-name="Internet_20_link" text:visited-style-name="Visited_20_Internet_20_Link"><text:span text:style-name="T3">validating the code</text:span></text:a><text:span text:style-name="T1"> for your web pages. In layman's language, this means that you should check that the underlying code of your web page, called </text:span><text:a xlink:type="simple" xlink:href="https://www.thesitewizard.com/html-tutorial/what-is-html.shtml" office:target-frame-name="_top" xlink:show="replace" text:style-name="Internet_20_link" text:visited-style-name="Visited_20_Internet_20_Link"><text:span text:style-name="T3">"HTML" and "CSS"</text:span></text:a><text:span text:style-name="T1">, has no syntax errors. You don't actually need technical knowledge of HTML and CSS to validate the page, since you can use one of the </text:span><text:a xlink:type="simple" xlink:href="https://www.thefreecountry.com/webmaster/htmlvalidators.shtml" office:target-frame-name="_top" xlink:show="replace" text:style-name="Internet_20_link" text:visited-style-name="Visited_20_Internet_20_Link"><text:span text:style-name="T3">numerous free web page validators</text:span></text:a><text:span text:style-name="T1"> around to do the hard work. On the other hand, if the validator tells you that your page has errors, it may sometimes be hard to figure out what's wrong (and whether the error is actually a serious one) if you don't have the requisite knowledge. Having said that, some validators actually make suggestions on how to fix the error.</text:span></text:p>
          <text:list>
            <text:list-item>
              <text:list>
                <text:list-item>
                  <text:h text:style-name="P8" text:outline-level="3">Collecting Credit Card Information, Making Money</text:h>
                </text:list-item>
              </text:list>
            </text:list-item>
          </text:list>
          <text:p text:style-name="P2"><text:span text:style-name="T1">If you are selling products or services, you will need some way to collect credit card information. If so, take a look at </text:span><text:a xlink:type="simple" xlink:href="https://www.thesitewizard.com/archive/creditcards.shtml" office:target-frame-name="_top" xlink:show="replace" text:style-name="Internet_20_link" text:visited-style-name="Visited_20_Internet_20_Link"><text:span text:style-name="T3">How to Accept Credit Cards on Your Website</text:span></text:a><text:span text:style-name="T1">. I also have a step by step guide on </text:span><text:a xlink:type="simple" xlink:href="https://www.thesitewizard.com/revenue/add-buy-now-button.shtml" office:target-frame-name="_top" xlink:show="replace" text:style-name="Internet_20_link" text:visited-style-name="Visited_20_Internet_20_Link"><text:span text:style-name="T3">How to Add an Order Form or a "Buy Now" button using PayPal to a Website</text:span></text:a><text:span text:style-name="T1"> for those using PayPal.</text:span></text:p>
          <text:p text:style-name="P2"><text:span text:style-name="T1">If you need advertisers for your website, you might want to read </text:span><text:a xlink:type="simple" xlink:href="https://www.thesitewizard.com/archive/makemoney.shtml" office:target-frame-name="_top" xlink:show="replace" text:style-name="Internet_20_link" text:visited-style-name="Visited_20_Internet_20_Link"><text:span text:style-name="T3">How to Make Money From Your Website</text:span></text:a><text:span text:style-name="T1"> and the follow-up article </text:span><text:a xlink:type="simple" xlink:href="https://www.thesitewizard.com/archive/moremoney.shtml" office:target-frame-name="_top" xlink:show="replace" text:style-name="Internet_20_link" text:visited-style-name="Visited_20_Internet_20_Link"><text:span text:style-name="T3">How to Increase Your Website </text:span></text:a><text:soft-page-break/><text:a xlink:type="simple" xlink:href="https://www.thesitewizard.com/archive/moremoney.shtml" office:target-frame-name="_top" xlink:show="replace" text:style-name="Internet_20_link" text:visited-style-name="Visited_20_Internet_20_Link"><text:span text:style-name="T3">Revenue from Affiliate Programs</text:span></text:a><text:span text:style-name="T1">. A list of advertisers and affiliate programs can be found on </text:span><text:a xlink:type="simple" xlink:href="https://www.thefreecountry.com/webmaster/affiliate.shtml" office:target-frame-name="_top" xlink:show="replace" text:style-name="Internet_20_link" text:visited-style-name="Visited_20_Internet_20_Link"><text:span text:style-name="T3">Affiliate Programs: Free Sponsors and Advertisers</text:span></text:a><text:span text:style-name="T1">. Those companies are on the constant lookout for new web publishers to display their advertisements.</text:span></text:p>
          <text:list>
            <text:list-item>
              <text:list>
                <text:list-item>
                  <text:h text:style-name="P8" text:outline-level="3">Getting Your Site Noticed</text:h>
                </text:list-item>
              </text:list>
            </text:list-item>
          </text:list>
          <text:p text:style-name="P1">When your site is ready, you can submit it to the search engines. To do this, you will need to create a webmaster account at both the search engines, verify that you own the website, and submit it there. It's free.</text:p>
          <text:list text:continue-numbering="true">
            <text:list-item>
              <text:p text:style-name="P5"><text:a xlink:type="simple" xlink:href="https://www.google.com/webmasters/tools/home" text:style-name="Internet_20_link" text:visited-style-name="Visited_20_Internet_20_Link"><text:span text:style-name="T3">Google Search Console</text:span></text:a></text:p>
            </text:list-item>
            <text:list-item>
              <text:p text:style-name="P2"><text:a xlink:type="simple" xlink:href="https://www.bing.com/toolbox/webmaster" text:style-name="Internet_20_link" text:visited-style-name="Visited_20_Internet_20_Link"><text:span text:style-name="T3">Bing Webmaster Tools</text:span></text:a></text:p>
            </text:list-item>
          </text:list>
          <text:p text:style-name="P1">In general, if your site is already linked to from other websites, you may not even need to do the above. The search engines will probably find it themselves by following the links on those places.</text:p>
          <text:p text:style-name="P2"><text:span text:style-name="T1">Apart from submitting your site to the search engines, you may also want to consider promoting it in other ways, such as announcing it on your social media accounts, as well as in the usual way people did things before the creation of the Internet: advertisements in the newspapers, word-of-mouth, etc. As mentioned in my article on </text:span><text:a xlink:type="simple" xlink:href="https://www.thesitewizard.com/sitepromotion/moregoogletips.shtml" office:target-frame-name="_top" xlink:show="replace" text:style-name="Internet_20_link" text:visited-style-name="Visited_20_Internet_20_Link"><text:span text:style-name="T3">More Tips on Google Search Engine Results Placement</text:span></text:a><text:span text:style-name="T1">, you can also advertise in the various search engines. Although I only mentioned Google in that article, since that was the topic of that discussion, you can also </text:span><text:a xlink:type="simple" xlink:href="http://www.jdoqocy.com/am77uoxuowBHFCGLFBDCKEKFDF" office:target-frame-name="_top" xlink:show="replace" text:style-name="Internet_20_link" text:visited-style-name="Visited_20_Internet_20_Link"><text:span text:style-name="T3">advertise in other search engines like Bing</text:span></text:a><text:span text:style-name="T1">. This has the potential of putting your advertisement near the top of the search engine results page, and possibly even on other websites.</text:span></text:p>
          <text:p text:style-name="P2"><text:span text:style-name="T1">There are also </text:span><text:a xlink:type="simple" xlink:href="https://www.thesitewizard.com/archive/sitepromotion.shtml" office:target-frame-name="_top" xlink:show="replace" text:style-name="Internet_20_link" text:visited-style-name="Visited_20_Internet_20_Link"><text:span text:style-name="T3">less obvious ways of promoting your website</text:span></text:a><text:span text:style-name="T1">, which you might want to look into.</text:span></text:p>
        </text:list-item>
      </text:list>
      <text:h text:style-name="P7" text:outline-level="2">Conclusion</text:h>
      <text:p text:style-name="P3"><text:span text:style-name="T1">Naturally the above guide is not exhaustive. It is a distillation of some of the essential steps in getting started with your site. If you want more information, you should read the other articles on </text:span><text:a xlink:type="simple" xlink:href="https://www.thesitewizard.com/" office:target-frame-name="_top" xlink:show="replace" text:style-name="Internet_20_link" text:visited-style-name="Visited_20_Internet_20_Link"><text:span text:style-name="T3">thesitewizard.com</text:span></text:a><text:span text:style-name="T1">. However, the above tutorial should be enough to help you put your website on the Internet.</text:span></text:p>
      <text:p text:style-name="P3"><text:span text:style-name="T1">Copyright © 2006-2020 Christopher Heng. All rights reserved.<text:line-break/>Get more free tips and articles like </text:span><text:a xlink:type="simple" xlink:href="https://www.thesitewizard.com/gettingstarted/startwebsite.shtml" office:target-frame-name="_top" xlink:show="replace" text:style-name="Internet_20_link" text:visited-style-name="Visited_20_Internet_20_Link"><text:span text:style-name="T3">this</text:span></text:a><text:span text:style-name="T1">, on web design, promotion, revenue and scripting, from </text:span><text:a xlink:type="simple" xlink:href="https://www.thesitewizard.com/" office:target-frame-name="_top" xlink:show="replace" text:style-name="Internet_20_link" text:visited-style-name="Visited_20_Internet_20_Link"><text:span text:style-name="T3">https://www.thesitewizard.com/</text:span></text:a><text:span text:style-name="T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06:25:36.404052817</meta:creation-date>
    <dc:date>2020-03-11T06:26:20.585730472</dc:date>
    <meta:editing-duration>PT47S</meta:editing-duration>
    <meta:editing-cycles>1</meta:editing-cycles>
    <meta:document-statistic meta:table-count="0" meta:image-count="0" meta:object-count="0" meta:page-count="5" meta:paragraph-count="49" meta:word-count="2400" meta:character-count="13414" meta:non-whitespace-character-count="11089"/>
    <meta:generator>LibreOffice/6.0.7.3$Linux_X86_64 LibreOffice_project/00m0$Build-3</meta:generator>
  </office:meta>
</office:document-meta>
</file>